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4eb7" officeooo:paragraph-rsid="000e4eb7"/>
    </style:style>
    <style:style style:name="P2" style:family="paragraph" style:parent-style-name="Preformatted_20_Text">
      <style:text-properties fo:color="#ff3333" officeooo:rsid="000e4eb7" officeooo:paragraph-rsid="000e4eb7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-march=native</text:p>
      <text:p text:style-name="P1">Elapsed time <text:s text:c="8"/>= <text:s text:c="5"/>24.73 (s)</text:p>
      <text:p text:style-name="P1">Grind time (us/z/c) <text:s/>= 0.98258218 (per dom) <text:s/>(0.98258218 overall)</text:p>
      <text:p text:style-name="P1">FOM <text:s text:c="17"/>= <text:s/>1017.7266 (z/s)</text:p>
      <text:p text:style-name="P1">#########-xHost</text:p>
      <text:p text:style-name="P1">Elapsed time <text:s text:c="8"/>= <text:s text:c="5"/>24.82 (s)</text:p>
      <text:p text:style-name="P1">Grind time (us/z/c) <text:s/>= 0.98617283 (per dom) <text:s/>(0.98617283 overall)</text:p>
      <text:p text:style-name="P1">FOM <text:s text:c="17"/>= <text:s text:c="2"/>1014.021 (z/s)</text:p>
      <text:p text:style-name="P1">#########-unroll</text:p>
      <text:p text:style-name="P1">Elapsed time <text:s text:c="8"/>= <text:s text:c="5"/>26.74 (s)</text:p>
      <text:p text:style-name="P1">Grind time (us/z/c) <text:s/>= <text:s/>1.0627917 (per dom) <text:s/>( 1.0627917 overall)</text:p>
      <text:p text:style-name="P1">FOM <text:s text:c="17"/>= <text:s/>940.91816 (z/s)</text:p>
      <text:p text:style-name="P1">#########-ipo</text:p>
      <text:p text:style-name="P1">Elapsed time <text:s text:c="8"/>= <text:s text:c="5"/>28.80 (s)</text:p>
      <text:p text:style-name="P1">Grind time (us/z/c) <text:s/>= <text:s/>1.1446255 (per dom) <text:s/>( 1.1446255 overall)</text:p>
      <text:p text:style-name="P1">FOM <text:s text:c="17"/>= <text:s text:c="2"/>873.6482 (z/s)</text:p>
      <text:p text:style-name="P1">#########-march=native-xHost</text:p>
      <text:p text:style-name="P1">Elapsed time <text:s text:c="8"/>= <text:s text:c="5"/>24.92 (s)</text:p>
      <text:p text:style-name="P1">Grind time (us/z/c) <text:s/>= 0.99037148 (per dom) <text:s/>(0.99037148 overall)</text:p>
      <text:p text:style-name="P1">FOM <text:s text:c="17"/>= <text:s/>1009.7221 (z/s)</text:p>
      <text:p text:style-name="P1">#########-march=native-unroll</text:p>
      <text:p text:style-name="P1">Elapsed time <text:s text:c="8"/>= <text:s text:c="5"/>24.83 (s)</text:p>
      <text:p text:style-name="P1">Grind time (us/z/c) <text:s/>= <text:s/>0.9865879 (per dom) <text:s/>( 0.9865879 overall)</text:p>
      <text:p text:style-name="P1">FOM <text:s text:c="17"/>= <text:s/>1013.5944 (z/s)</text:p>
      <text:p text:style-name="P1">#########-march=native-ipo</text:p>
      <text:p text:style-name="P1">Elapsed time <text:s text:c="8"/>= <text:s text:c="5"/>28.51 (s)</text:p>
      <text:p text:style-name="P1">Grind time (us/z/c) <text:s/>= <text:s/>1.1328372 (per dom) <text:s/>( 1.1328372 overall)</text:p>
      <text:p text:style-name="P1">FOM <text:s text:c="17"/>= <text:s/>882.73938 (z/s)</text:p>
      <text:p text:style-name="P1">#########-xHost-unroll</text:p>
      <text:p text:style-name="P1">Elapsed time <text:s text:c="8"/>= <text:s text:c="5"/>24.72 (s)</text:p>
      <text:p text:style-name="P1">Grind time (us/z/c) <text:s/>= 0.98223597 (per dom) <text:s/>(0.98223597 overall)</text:p>
      <text:p text:style-name="P1">FOM <text:s text:c="17"/>= <text:s/>1018.0853 (z/s)</text:p>
      <text:p text:style-name="P1">#########-xHost-ipo</text:p>
      <text:p text:style-name="P1">Elapsed time <text:s text:c="8"/>= <text:s text:c="5"/>28.47 (s)</text:p>
      <text:p text:style-name="P1">Grind time (us/z/c) <text:s/>= <text:s/>1.1312542 (per dom) <text:s/>( 1.1312542 overall)</text:p>
      <text:p text:style-name="P1">FOM <text:s text:c="17"/>= <text:s/>883.97461 (z/s)</text:p>
      <text:p text:style-name="P1">#########-unroll-ipo</text:p>
      <text:p text:style-name="P1">Elapsed time <text:s text:c="8"/>= <text:s text:c="5"/>29.00 (s)</text:p>
      <text:p text:style-name="P1">Grind time (us/z/c) <text:s/>= <text:s text:c="3"/>1.15248 (per dom) <text:s/>( <text:s text:c="2"/>1.15248 overall)</text:p>
      <text:p text:style-name="P1">FOM <text:s text:c="17"/>= <text:s/>867.69404 (z/s)</text:p>
      <text:p text:style-name="P2">#########-march=native-xHost-unroll</text:p>
      <text:p text:style-name="P2">Elapsed time <text:s text:c="8"/>= <text:s text:c="5"/>24.68 (s)</text:p>
      <text:p text:style-name="P2">Grind time (us/z/c) <text:s/>= 0.98058043 (per dom) <text:s/>(0.98058043 overall)</text:p>
      <text:p text:style-name="P2">FOM <text:s text:c="17"/>= <text:s/>1019.8042 (z/s)</text:p>
      <text:p text:style-name="P1">#########-march=native-xHost-ipo</text:p>
      <text:p text:style-name="P1">Elapsed time <text:s text:c="8"/>= <text:s text:c="5"/>28.40 (s)</text:p>
      <text:p text:style-name="P1">Grind time (us/z/c) <text:s/>= <text:s/>1.1284863 (per dom) <text:s/>( 1.1284863 overall)</text:p>
      <text:p text:style-name="P1">FOM <text:s text:c="17"/>= <text:s text:c="2"/>886.1428 (z/s)</text:p>
      <text:p text:style-name="P1">#########-march=native-unroll-ipo</text:p>
      <text:p text:style-name="P1">Elapsed time <text:s text:c="8"/>= <text:s text:c="5"/>28.26 (s)</text:p>
      <text:p text:style-name="P1">Grind time (us/z/c) <text:s/>= <text:s/>1.1230297 (per dom) <text:s/>( 1.1230297 overall)</text:p>
      <text:p text:style-name="P1">FOM <text:s text:c="17"/>= <text:s/>890.44841 (z/s)</text:p>
      <text:p text:style-name="P1">#########-xHost-unroll-ipo</text:p>
      <text:p text:style-name="P1">Elapsed time <text:s text:c="8"/>= <text:s text:c="5"/>28.71 (s)</text:p>
      <text:p text:style-name="P1">Grind time (us/z/c) <text:s/>= <text:s text:c="2"/>1.140865 (per dom) <text:s/>( <text:s/>1.140865 overall)</text:p>
      <text:p text:style-name="P1">FOM <text:s text:c="17"/>= <text:s/>876.52789 (z/s)</text:p>
      <text:p text:style-name="P1">#########-march=native-xHost-unroll-ipo</text:p>
      <text:p text:style-name="P1">Elapsed time <text:s text:c="8"/>= <text:s text:c="5"/>28.60 (s)</text:p>
      <text:p text:style-name="P1">Grind time (us/z/c) <text:s/>= <text:s/>1.1367121 (per dom) <text:s/>( 1.1367121 overall)</text:p>
      <text:p text:style-name="P1">FOM <text:s text:c="17"/>= <text:s/>879.73024 (z/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8T18:03:13.581673718</dc:date>
    <dc:creator>Friedrich Menhorn</dc:creator>
    <meta:editing-duration>PT43S</meta:editing-duration>
    <meta:editing-cycles>1</meta:editing-cycles>
    <meta:document-statistic meta:table-count="0" meta:image-count="0" meta:object-count="0" meta:page-count="1" meta:paragraph-count="60" meta:word-count="295" meta:character-count="2490" meta:non-whitespace-character-count="1741"/>
    <meta:generator>LibreOffice/4.4.6.3$Linux_X86_64 LibreOffice_project/40m0$Build-3</meta:generator>
  </office:meta>
</office:document-meta>
</file>